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0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x11</text:p>
          </table:table-cell>
          <table:table-cell table:style-name="ce2" office:value-type="string" calcext:value-type="string">
            <text:p>x12</text:p>
          </table:table-cell>
          <table:table-cell table:style-name="ce2" office:value-type="string" calcext:value-type="string">
            <text:p>x13</text:p>
          </table:table-cell>
          <table:table-cell table:style-name="ce2" office:value-type="string" calcext:value-type="string">
            <text:p>x14</text:p>
          </table:table-cell>
          <table:table-cell table:style-name="ce2" office:value-type="string" calcext:value-type="string">
            <text:p>x15</text:p>
          </table:table-cell>
          <table:table-cell table:style-name="ce18" office:value-type="string" calcext:value-type="string">
            <text:p>x21</text:p>
          </table:table-cell>
          <table:table-cell table:style-name="ce18" office:value-type="string" calcext:value-type="string">
            <text:p>x22</text:p>
          </table:table-cell>
          <table:table-cell table:style-name="ce18" office:value-type="string" calcext:value-type="string">
            <text:p>x23</text:p>
          </table:table-cell>
          <table:table-cell table:style-name="ce18" office:value-type="string" calcext:value-type="string">
            <text:p>x24</text:p>
          </table:table-cell>
          <table:table-cell table:style-name="ce18" office:value-type="string" calcext:value-type="string">
            <text:p>x25</text:p>
          </table:table-cell>
          <table:table-cell table:style-name="ce2" office:value-type="string" calcext:value-type="string">
            <text:p>x31</text:p>
          </table:table-cell>
          <table:table-cell table:style-name="ce2" office:value-type="string" calcext:value-type="string">
            <text:p>x32</text:p>
          </table:table-cell>
          <table:table-cell table:style-name="ce2" office:value-type="string" calcext:value-type="string">
            <text:p>x33</text:p>
          </table:table-cell>
          <table:table-cell table:style-name="ce2" office:value-type="string" calcext:value-type="string">
            <text:p>x34</text:p>
          </table:table-cell>
          <table:table-cell table:style-name="ce2" office:value-type="string" calcext:value-type="string">
            <text:p>x35</text:p>
          </table:table-cell>
          <table:table-cell table:style-name="ce18" office:value-type="string" calcext:value-type="string">
            <text:p>x41</text:p>
          </table:table-cell>
          <table:table-cell table:style-name="ce18" office:value-type="string" calcext:value-type="string">
            <text:p>x42</text:p>
          </table:table-cell>
          <table:table-cell table:style-name="ce18" office:value-type="string" calcext:value-type="string">
            <text:p>x43</text:p>
          </table:table-cell>
          <table:table-cell table:style-name="ce18" office:value-type="string" calcext:value-type="string">
            <text:p>x44</text:p>
          </table:table-cell>
          <table:table-cell table:style-name="ce18" office:value-type="string" calcext:value-type="string">
            <text:p>x45</text:p>
          </table:table-cell>
          <table:table-cell table:style-name="ce2" office:value-type="string" calcext:value-type="string">
            <text:p>x51</text:p>
          </table:table-cell>
          <table:table-cell table:style-name="ce2" office:value-type="string" calcext:value-type="string">
            <text:p>x52</text:p>
          </table:table-cell>
          <table:table-cell table:style-name="ce2" office:value-type="string" calcext:value-type="string">
            <text:p>x53</text:p>
          </table:table-cell>
          <table:table-cell table:style-name="ce2" office:value-type="string" calcext:value-type="string">
            <text:p>x54</text:p>
          </table:table-cell>
          <table:table-cell table:style-name="ce2" office:value-type="string" calcext:value-type="string">
            <text:p>x5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z</text:p>
          </table:table-cell>
          <table:table-cell table:style-name="ce1" table:formula="of:=SUMPRODUCT([.C47:.AA47];[.C3:.AA3])" office:value-type="float" office:value="573" calcext:value-type="float" table:number-columns-spanned="2" table:number-rows-spanned="1">
            <text:p>573</text:p>
          </table:table-cell>
          <table:covered-table-cell/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9"/>
          <table:table-cell table:style-name="ce4" table:number-columns-repeated="2"/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RESTRICCIONES</text:p>
          </table:table-cell>
          <table:table-cell table:style-name="ce10" table:formula="of:=SUMPRODUCT([.C36:.AA36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3]" office:value-type="float" office:value="1" calcext:value-type="float">
            <text:p>1</text:p>
          </table:table-cell>
          <table:table-cell table:number-columns-repeated="4"/>
          <table:table-cell table:style-name="ce5" table:number-columns-repeated="2"/>
          <table:table-cell table:number-columns-repeated="21"/>
        </table:table-row>
        <table:table-row table:style-name="ro1">
          <table:table-cell table:number-columns-repeated="2"/>
          <table:table-cell table:style-name="ce10" table:formula="of:=SUMPRODUCT([.C37:.AA37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38:.AA38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5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39:.AA39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6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0:.AA40];[.$C$3:.$AA$3])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7" table:formula="of:=[.C27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1:.AA41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28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2:.AA42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29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3:.AA43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0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4:.AA44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0" table:formula="of:=SUMPRODUCT([.C45:.AA45];[.$C$3:.$AA$3])" office:value-type="float" office:value="1" calcext:value-type="float">
            <text:p>1</text:p>
          </table:table-cell>
          <table:table-cell table:style-name="ce16" office:value-type="string" calcext:value-type="string">
            <text:p>=</text:p>
          </table:table-cell>
          <table:table-cell table:style-name="ce17" table:formula="of:=[.C32]" office:value-type="float" office:value="1" calcext:value-type="float">
            <text:p>1</text:p>
          </table:table-cell>
          <table:table-cell table:number-columns-repeated="27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7" office:value-type="string" calcext:value-type="string">
            <text:p>VECTOR b</text:p>
          </table:table-cell>
          <table:table-cell table:number-columns-repeated="30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7" office:value-type="string" calcext:value-type="string">
            <text:p>(Vector x)</text:p>
          </table:table-cell>
          <table:table-cell table:number-columns-repeated="29"/>
        </table:table-row>
        <table:table-row table:style-name="ro1">
          <table:table-cell/>
          <table:table-cell table:style-name="ce7" office:value-type="string" calcext:value-type="string">
            <text:p>MATRIZ A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x24</text:p>
          </table:table-cell>
          <table:table-cell office:value-type="string" calcext:value-type="string">
            <text:p>x25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x32</text:p>
          </table:table-cell>
          <table:table-cell office:value-type="string" calcext:value-type="string">
            <text:p>x33</text:p>
          </table:table-cell>
          <table:table-cell office:value-type="string" calcext:value-type="string">
            <text:p>x34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45</text:p>
          </table:table-cell>
          <table:table-cell office:value-type="string" calcext:value-type="string">
            <text:p>x51</text:p>
          </table:table-cell>
          <table:table-cell office:value-type="string" calcext:value-type="string">
            <text:p>x52</text:p>
          </table:table-cell>
          <table:table-cell office:value-type="string" calcext:value-type="string">
            <text:p>x53</text:p>
          </table:table-cell>
          <table:table-cell office:value-type="string" calcext:value-type="string">
            <text:p>x54</text:p>
          </table:table-cell>
          <table:table-cell office:value-type="string" calcext:value-type="string">
            <text:p>x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2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3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4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 = 5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J = 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2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VECTOR c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154" calcext:value-type="float">
            <text:p>154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10" calcext:value-type="float">
            <text:p>110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77" calcext:value-type="float">
            <text:p>177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49" calcext:value-type="float">
            <text:p>149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(Nota: lo hemos escrito ya transpuesto)</text:p>
          </table:table-cell>
          <table:covered-table-cell table:number-columns-repeated="2"/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7"/>
          <table:table-cell table:number-matrix-columns-spanned="25" table:number-matrix-rows-spanned="1" table:formula="of:=TRANSPOSE([.F48:.F72])"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</table:table-row>
        <table:named-expressions>
          <table:named-range table:name="solver_adj" table:base-cell-address="$Hoja1.$A$1" table:cell-range-address=".$C$3:.$AA$3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0" loext:hidden="true"/>
          <table:named-range table:name="solver_lhs1" table:base-cell-address="$Hoja1.$A$1" table:cell-range-address=".$C$9" table:range-usable-as="hidden"/>
          <table:named-range table:name="solver_lhs10" table:base-cell-address="$Hoja1.$A$1" table:cell-range-address=".$C$18" table:range-usable-as="hidden"/>
          <table:named-range table:name="solver_lhs2" table:base-cell-address="$Hoja1.$A$1" table:cell-range-address=".$C$10" table:range-usable-as="hidden"/>
          <table:named-range table:name="solver_lhs3" table:base-cell-address="$Hoja1.$A$1" table:cell-range-address=".$C$11" table:range-usable-as="hidden"/>
          <table:named-range table:name="solver_lhs4" table:base-cell-address="$Hoja1.$A$1" table:cell-range-address=".$C$12" table:range-usable-as="hidden"/>
          <table:named-range table:name="solver_lhs5" table:base-cell-address="$Hoja1.$A$1" table:cell-range-address=".$C$13" table:range-usable-as="hidden"/>
          <table:named-range table:name="solver_lhs6" table:base-cell-address="$Hoja1.$A$1" table:cell-range-address=".$C$14" table:range-usable-as="hidden"/>
          <table:named-range table:name="solver_lhs7" table:base-cell-address="$Hoja1.$A$1" table:cell-range-address=".$C$15" table:range-usable-as="hidden"/>
          <table:named-range table:name="solver_lhs8" table:base-cell-address="$Hoja1.$A$1" table:cell-range-address=".$C$16" table:range-usable-as="hidden"/>
          <table:named-range table:name="solver_lhs9" table:base-cell-address="$Hoja1.$A$1" table:cell-range-address=".$C$17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10" loext:hidden="true"/>
          <table:named-range table:name="solver_opt" table:base-cell-address="$Hoja1.$A$1" table:cell-range-address=".$C$6" table:range-usable-as="hidden"/>
          <table:named-expression table:name="solver_rel1" table:base-cell-address="$Hoja1.$A$1" table:expression="2" loext:hidden="true"/>
          <table:named-expression table:name="solver_rel10" table:base-cell-address="$Hoja1.$A$1" table:expression="2" loext:hidden="true"/>
          <table:named-expression table:name="solver_rel2" table:base-cell-address="$Hoja1.$A$1" table:expression="2" loext:hidden="true"/>
          <table:named-expression table:name="solver_rel3" table:base-cell-address="$Hoja1.$A$1" table:expression="2" loext:hidden="true"/>
          <table:named-expression table:name="solver_rel4" table:base-cell-address="$Hoja1.$A$1" table:expression="2" loext:hidden="true"/>
          <table:named-expression table:name="solver_rel5" table:base-cell-address="$Hoja1.$A$1" table:expression="2" loext:hidden="true"/>
          <table:named-expression table:name="solver_rel6" table:base-cell-address="$Hoja1.$A$1" table:expression="2" loext:hidden="true"/>
          <table:named-expression table:name="solver_rel7" table:base-cell-address="$Hoja1.$A$1" table:expression="2" loext:hidden="true"/>
          <table:named-expression table:name="solver_rel8" table:base-cell-address="$Hoja1.$A$1" table:expression="2" loext:hidden="true"/>
          <table:named-expression table:name="solver_rel9" table:base-cell-address="$Hoja1.$A$1" table:expression="2" loext:hidden="true"/>
          <table:named-range table:name="solver_rhs1" table:base-cell-address="$Hoja1.$A$1" table:cell-range-address=".$E$9" table:range-usable-as="hidden"/>
          <table:named-range table:name="solver_rhs10" table:base-cell-address="$Hoja1.$A$1" table:cell-range-address=".$E$18" table:range-usable-as="hidden"/>
          <table:named-range table:name="solver_rhs2" table:base-cell-address="$Hoja1.$A$1" table:cell-range-address=".$E$10" table:range-usable-as="hidden"/>
          <table:named-range table:name="solver_rhs3" table:base-cell-address="$Hoja1.$A$1" table:cell-range-address=".$E$11" table:range-usable-as="hidden"/>
          <table:named-range table:name="solver_rhs4" table:base-cell-address="$Hoja1.$A$1" table:cell-range-address=".$E$12" table:range-usable-as="hidden"/>
          <table:named-range table:name="solver_rhs5" table:base-cell-address="$Hoja1.$A$1" table:cell-range-address=".$E$13" table:range-usable-as="hidden"/>
          <table:named-range table:name="solver_rhs6" table:base-cell-address="$Hoja1.$A$1" table:cell-range-address=".$E$14" table:range-usable-as="hidden"/>
          <table:named-range table:name="solver_rhs7" table:base-cell-address="$Hoja1.$A$1" table:cell-range-address=".$E$15" table:range-usable-as="hidden"/>
          <table:named-range table:name="solver_rhs8" table:base-cell-address="$Hoja1.$A$1" table:cell-range-address=".$E$16" table:range-usable-as="hidden"/>
          <table:named-range table:name="solver_rhs9" table:base-cell-address="$Hoja1.$A$1" table:cell-range-address=".$E$17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1:26:55.121132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3:13:35.851866300</meta:creation-date>
    <dc:date>2025-09-30T13:45:39.887514200</dc:date>
    <meta:editing-duration>PT1H40M6S</meta:editing-duration>
    <meta:editing-cycles>4</meta:editing-cycles>
    <meta:generator>LibreOffice/25.8.1.1$Windows_X86_64 LibreOffice_project/54047653041915e595ad4e45cccea684809c77b5</meta:generator>
    <meta:document-statistic meta:table-count="1" meta:cell-count="434" meta:object-count="0"/>
  </office:meta>
</office:document-meta>
</file>